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30c" officeooo:paragraph-rsid="000d530c"/>
    </style:style>
    <style:style style:name="P2" style:family="paragraph" style:parent-style-name="Standard">
      <style:text-properties officeooo:rsid="000dbaf9" officeooo:paragraph-rsid="000dbaf9"/>
    </style:style>
    <style:style style:name="P3" style:family="paragraph" style:parent-style-name="Standard">
      <style:text-properties officeooo:paragraph-rsid="000dbaf9"/>
    </style:style>
    <style:style style:name="P4" style:family="paragraph" style:parent-style-name="Standard">
      <style:text-properties fo:color="#0000ff" officeooo:rsid="000e6399" officeooo:paragraph-rsid="000e6399"/>
    </style:style>
    <style:style style:name="P5" style:family="paragraph" style:parent-style-name="Standard">
      <style:text-properties fo:color="#0000ff" officeooo:rsid="000fbc8e" officeooo:paragraph-rsid="000fbc8e"/>
    </style:style>
    <style:style style:name="P6" style:family="paragraph" style:parent-style-name="Standard">
      <style:text-properties officeooo:rsid="000e6399" officeooo:paragraph-rsid="000e6399"/>
    </style:style>
    <style:style style:name="P7" style:family="paragraph" style:parent-style-name="Standard">
      <style:text-properties fo:font-weight="bold" officeooo:paragraph-rsid="000dbaf9"/>
    </style:style>
    <style:style style:name="P8" style:family="paragraph" style:parent-style-name="Standard">
      <style:text-properties fo:font-weight="bold" officeooo:rsid="000dbaf9" officeooo:paragraph-rsid="000dbaf9"/>
    </style:style>
    <style:style style:name="P9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dbaf9" officeooo:paragraph-rsid="000dbaf9"/>
    </style:style>
    <style:style style:name="P10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weight="bold" officeooo:rsid="000dbaf9" officeooo:paragraph-rsid="000dbaf9"/>
    </style:style>
    <style:style style:name="P11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weight="bold" officeooo:rsid="000dbaf9" officeooo:paragraph-rsid="000dbaf9"/>
    </style:style>
    <style:style style:name="P12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weight="bold" officeooo:rsid="000dbfb2" officeooo:paragraph-rsid="000dbaf9"/>
    </style:style>
    <style:style style:name="P13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weight="bold" officeooo:rsid="000e6399" officeooo:paragraph-rsid="000dbfb2"/>
    </style:style>
    <style:style style:name="P14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weight="bold" officeooo:rsid="000e6399" officeooo:paragraph-rsid="000e6399"/>
    </style:style>
    <style:style style:name="P15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weight="bold" officeooo:rsid="000fdedc" officeooo:paragraph-rsid="000fdedc"/>
    </style:style>
    <style:style style:name="P16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0000ff" fo:font-weight="bold" officeooo:rsid="000fbc8e" officeooo:paragraph-rsid="000e6399"/>
    </style:style>
    <style:style style:name="P17" style:family="paragraph" style:parent-style-name="Preformatted_20_Text">
      <style:text-properties fo:color="#0000ff" officeooo:rsid="000dbaf9" officeooo:paragraph-rsid="000dbaf9"/>
    </style:style>
    <style:style style:name="P18" style:family="paragraph" style:parent-style-name="Preformatted_20_Text">
      <style:text-properties fo:color="#0000ff" officeooo:rsid="000e6399" officeooo:paragraph-rsid="000e6399"/>
    </style:style>
    <style:style style:name="P19" style:family="paragraph" style:parent-style-name="Preformatted_20_Text">
      <style:text-properties fo:color="#0000ff" fo:font-weight="bold" officeooo:rsid="000e6399" officeooo:paragraph-rsid="000e6399"/>
    </style:style>
    <style:style style:name="P20" style:family="paragraph" style:parent-style-name="Preformatted_20_Text">
      <style:text-properties fo:color="#0000ff" fo:font-weight="bold" officeooo:rsid="000fbc8e" officeooo:paragraph-rsid="000fbc8e"/>
    </style:style>
    <style:style style:name="P21" style:family="paragraph" style:parent-style-name="Preformatted_20_Text">
      <style:text-properties fo:color="#0000ff" fo:font-weight="bold" officeooo:rsid="000fbc8e" officeooo:paragraph-rsid="000e6399"/>
    </style:style>
    <style:style style:name="P22" style:family="paragraph" style:parent-style-name="Preformatted_20_Text">
      <style:text-properties fo:color="#0000ff" fo:font-weight="bold" officeooo:rsid="000dbfb2" officeooo:paragraph-rsid="000dbfb2"/>
    </style:style>
    <style:style style:name="P23" style:family="paragraph" style:parent-style-name="Preformatted_20_Text">
      <style:text-properties fo:color="#0000ff" fo:font-weight="bold" officeooo:rsid="0015c3bf" officeooo:paragraph-rsid="0015c3bf"/>
    </style:style>
    <style:style style:name="P24" style:family="paragraph" style:parent-style-name="Preformatted_20_Text">
      <style:text-properties fo:color="#0000ff" officeooo:rsid="000fbc8e" officeooo:paragraph-rsid="000fbc8e"/>
    </style:style>
    <style:style style:name="P25" style:family="paragraph" style:parent-style-name="Preformatted_20_Text">
      <style:text-properties fo:color="#0000ff" officeooo:rsid="0015c3bf" officeooo:paragraph-rsid="0015c3bf"/>
    </style:style>
    <style:style style:name="P26" style:family="paragraph" style:parent-style-name="Preformatted_20_Text">
      <style:text-properties officeooo:paragraph-rsid="000dbaf9"/>
    </style:style>
    <style:style style:name="P27" style:family="paragraph" style:parent-style-name="Preformatted_20_Text">
      <style:text-properties officeooo:rsid="000dbfb2" officeooo:paragraph-rsid="000dbfb2"/>
    </style:style>
    <style:style style:name="P28" style:family="paragraph" style:parent-style-name="Preformatted_20_Text">
      <style:text-properties fo:font-weight="bold" officeooo:rsid="000dbaf9" officeooo:paragraph-rsid="000dbaf9"/>
    </style:style>
    <style:style style:name="P29" style:family="paragraph" style:parent-style-name="Preformatted_20_Text">
      <style:text-properties fo:font-weight="bold" officeooo:rsid="000dbfb2" officeooo:paragraph-rsid="000dbfb2"/>
    </style:style>
    <style:style style:name="P30" style:family="paragraph" style:parent-style-name="Preformatted_20_Text">
      <style:text-properties fo:font-weight="bold" officeooo:rsid="000e6399" officeooo:paragraph-rsid="000e6399"/>
    </style:style>
    <style:style style:name="P31" style:family="paragraph" style:parent-style-name="Preformatted_20_Text">
      <style:text-properties fo:font-weight="bold" officeooo:rsid="000fbc8e" officeooo:paragraph-rsid="000fbc8e"/>
    </style:style>
    <style:style style:name="P32" style:family="paragraph" style:parent-style-name="Preformatted_20_Text">
      <style:text-properties fo:font-weight="bold" officeooo:rsid="000fdbf1" officeooo:paragraph-rsid="000fdbf1"/>
    </style:style>
    <style:style style:name="P33" style:family="paragraph" style:parent-style-name="Preformatted_20_Text">
      <style:text-properties fo:font-weight="bold" officeooo:rsid="000fdedc" officeooo:paragraph-rsid="000fdedc"/>
    </style:style>
    <style:style style:name="P34" style:family="paragraph" style:parent-style-name="Preformatted_20_Text">
      <style:text-properties fo:font-weight="bold" officeooo:rsid="0010413e" officeooo:paragraph-rsid="000fdedc"/>
    </style:style>
    <style:style style:name="P35" style:family="paragraph" style:parent-style-name="Text_20_body">
      <style:text-properties fo:font-weight="bold"/>
    </style:style>
    <style:style style:name="P36" style:family="paragraph" style:parent-style-name="Text_20_body">
      <style:text-properties fo:color="#0000ff" fo:font-weight="bold" officeooo:rsid="000fbc8e"/>
    </style:style>
    <style:style style:name="P37" style:family="paragraph" style:parent-style-name="Text_20_body">
      <style:text-properties fo:color="#0000ff" fo:font-weight="bold" officeooo:rsid="000fbc8e" officeooo:paragraph-rsid="000fbc8e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Preformatted_20_Text">
      <style:paragraph-properties fo:margin-top="0cm" fo:margin-bottom="0.499cm" loext:contextual-spacing="false"/>
      <style:text-properties officeooo:rsid="0015c3bf" officeooo:paragraph-rsid="0015c3bf"/>
    </style:style>
    <style:style style:name="P40" style:family="paragraph" style:parent-style-name="Preformatted_20_Text">
      <style:paragraph-properties fo:margin-top="0cm" fo:margin-bottom="0.499cm" loext:contextual-spacing="false" style:border-line-width-bottom="0.012cm 0.012cm 0.012cm" fo:padding="0.074cm" fo:border-left="none" fo:border-right="none" fo:border-top="none" fo:border-bottom="1.05pt double #000000" style:join-border="false"/>
    </style:style>
    <style:style style:name="P41" style:family="paragraph" style:parent-style-name="Preformatted_20_Text">
      <style:text-properties fo:color="#0000ff" fo:font-weight="bold" officeooo:rsid="000e6399" officeooo:paragraph-rsid="000fbc8e"/>
    </style:style>
    <style:style style:name="P42" style:family="paragraph" style:parent-style-name="Preformatted_20_Text">
      <style:text-properties fo:color="#0000ff" fo:font-weight="bold" officeooo:rsid="000fbc8e" officeooo:paragraph-rsid="000fbc8e"/>
    </style:style>
    <style:style style:name="P43" style:family="paragraph" style:parent-style-name="Preformatted_20_Text">
      <style:text-properties fo:color="#0000ff" fo:font-weight="bold" officeooo:rsid="0013fd6f" officeooo:paragraph-rsid="0013fd6f"/>
    </style:style>
    <style:style style:name="P44" style:family="paragraph" style:parent-style-name="Preformatted_20_Text">
      <style:text-properties fo:color="#0000ff" fo:font-weight="bold" officeooo:rsid="00197502" officeooo:paragraph-rsid="00197502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0000ff" fo:font-weight="bold" officeooo:rsid="000e6399"/>
    </style:style>
    <style:style style:name="T1" style:family="text">
      <style:text-properties officeooo:rsid="000dbaf9"/>
    </style:style>
    <style:style style:name="T2" style:family="text">
      <style:text-properties officeooo:rsid="000d530c"/>
    </style:style>
    <style:style style:name="T3" style:family="text">
      <style:text-properties fo:color="#0000ff" fo:font-weight="bold" officeooo:rsid="000dbaf9"/>
    </style:style>
    <style:style style:name="T4" style:family="text">
      <style:text-properties fo:color="#0000ff" officeooo:rsid="000dbaf9"/>
    </style:style>
    <style:style style:name="T5" style:family="text">
      <style:text-properties fo:font-weight="bold"/>
    </style:style>
    <style:style style:name="T6" style:family="text">
      <style:text-properties fo:font-weight="bold" officeooo:rsid="000e6399"/>
    </style:style>
    <style:style style:name="T7" style:family="text">
      <style:text-properties fo:font-weight="bold" officeooo:rsid="000fbc8e"/>
    </style:style>
    <style:style style:name="T8" style:family="text">
      <style:text-properties fo:font-weight="bold" officeooo:rsid="0015c3bf"/>
    </style:style>
    <style:style style:name="T9" style:family="text">
      <style:text-properties officeooo:rsid="0015c3bf"/>
    </style:style>
    <style:style style:name="T10" style:family="text">
      <style:text-properties officeooo:rsid="0015e2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bogotobogo.com/Hadoop/BigData_hadoop_Hive_Install_On_Ubuntu_16_04.php" text:style-name="Internet_20_link" text:visited-style-name="Visited_20_Internet_20_Link">https://www.bogotobogo.com/Hadoop/BigData_hadoop_Hive_Install_On_Ubuntu_16_04.php</text:a></text:p>
      <text:p text:style-name="P1"/>
      <text:p text:style-name="P1"/>
      <text:p text:style-name="P1">Download hive at hadoop user </text:p>
      <text:p text:style-name="P1"/>
      <text:p text:style-name="P1">cd /home/hadoop</text:p>
      <text:p text:style-name="P1">wget <text:a xlink:type="simple" xlink:href="https://www-eu.apache.org/dist/hive/hive-3.1.1/apache-hive-3.1.1-bin.tar.gz" text:style-name="Internet_20_link" text:visited-style-name="Visited_20_Internet_20_Link">https://www-eu.apache.org/dist/hive/hive-3.1.1/apache-hive-3.1.1-bin.tar.gz</text:a></text:p>
      <text:p text:style-name="P1"/>
      <text:p text:style-name="P2">tar -xvf <text:a xlink:type="simple" xlink:href="https://www-eu.apache.org/dist/hive/hive-3.1.1/apache-hive-3.1.1-bin.tar.gz" text:style-name="Internet_20_link" text:visited-style-name="Visited_20_Internet_20_Link"><text:span text:style-name="T2">apache-hive-3.1.1-bin.tar.gz</text:span></text:a></text:p>
      <text:p text:style-name="P2"/>
      <text:p text:style-name="P2">mv <text:a xlink:type="simple" xlink:href="https://www-eu.apache.org/dist/hive/hive-3.1.1/apache-hive-3.1.1-bin.tar.gz" text:style-name="Internet_20_link" text:visited-style-name="Visited_20_Internet_20_Link"><text:span text:style-name="T2">apache-hive-3.1.1-bin</text:span></text:a><text:span text:style-name="T2"> /</text:span>opt/hadoop/hive</text:p>
      <text:p text:style-name="P2"/>
      <text:p text:style-name="P2">cd </text:p>
      <text:p text:style-name="P2"/>
      <text:p text:style-name="P2">vim .bashrc</text:p>
      <text:p text:style-name="P2"/>
      <text:p text:style-name="P9">add this lines</text:p>
      <text:p text:style-name="P2"/>
      <text:p text:style-name="P2">export HIVE_HOME=/opt/hadoop/hive</text:p>
      <text:p text:style-name="P2">export HIVE_CONF_DIR=/opt/hadoop/hive/conf</text:p>
      <text:p text:style-name="P2">export PATH=$HIVE_HOME/bin:$PATH</text:p>
      <text:p text:style-name="P2">export CLASSPATH=$CLASSPATH:/opt/hadoop/lib/*:.</text:p>
      <text:p text:style-name="P2">export CLASSPATH=$CLASSPATH:/opt/hadoop/hive/lib/*:.</text:p>
      <text:p text:style-name="P9"/>
      <text:p text:style-name="P2"/>
      <text:p text:style-name="P2">Source .bashrc</text:p>
      <text:p text:style-name="P2"/>
      <text:p text:style-name="P17">echo $HADOOP_HOME</text:p>
      <text:p text:style-name="P2"/>
      <text:p text:style-name="P17">hdfs dfs -mkdir -<text:span text:style-name="T9">p </text:span>/user/hive/warehouse</text:p>
      <text:p text:style-name="P17"><text:s/>hdfs dfs -chmod g+w /tmp</text:p>
      <text:p text:style-name="P17">hdfs dfs -chmod g+w /user/hive/warehouse</text:p>
      <text:p text:style-name="P17">hdfs dfs -ls /</text:p>
      <text:p text:style-name="P17"/>
      <text:p text:style-name="P17"/>
      <text:p text:style-name="P26"><text:span text:style-name="T4">####(The directory </text:span><text:span text:style-name="T3">warehouse</text:span><text:span text:style-name="T4"> is the location to store the table or data related to hive, and the temporary directory </text:span><text:span text:style-name="T3">tmp</text:span><text:span text:style-name="T4"> is the temporary location to store the intermediate result of processing. )</text:span></text:p>
      <text:p text:style-name="P2"/>
      <text:p text:style-name="P2"/>
      <text:p text:style-name="P17">cd $HIVE_HOME/conf</text:p>
      <text:p text:style-name="P2"/>
      <text:p text:style-name="P17">cp hive-env.sh.template hive-env.sh</text:p>
      <text:p text:style-name="P2"/>
      <text:p text:style-name="P3"><text:span text:style-name="T1">vi </text:span><text:span text:style-name="T5">hive-env.sh</text:span></text:p>
      <text:p text:style-name="P7"><text:s/></text:p>
      <text:p text:style-name="P10">add this line</text:p>
      <text:p text:style-name="P28">export HADOOP_HOME=/opt/hadoop</text:p>
      <text:p text:style-name="P11"/>
      <text:p text:style-name="P28">save it</text:p>
      <text:p text:style-name="P28"/>
      <text:p text:style-name="P28">Hive installation is completed successfully. Now we need an external database server to configure Metastore. We use Apache Derby database.</text:p>
      <text:p text:style-name="P12"/>
      <text:p text:style-name="P29"><text:soft-page-break/></text:p>
      <text:p text:style-name="P29">Installation of Derby</text:p>
      <text:p text:style-name="P29"/>
      <text:p text:style-name="P27"><text:span text:style-name="T5">wget </text:span><text:a xlink:type="simple" xlink:href="https://archive.apache.org/dist/db/derby/db-derby-10.13.1.1/db-derby-10.13.1.1-lib.tar.gz" text:style-name="Internet_20_link" text:visited-style-name="Visited_20_Internet_20_Link"><text:span text:style-name="T5">https://archive.apache.org/dist/db/derby/db-derby-10.13.1.1/db-derby-10.13.1.1-lib.tar.gz</text:span></text:a></text:p>
      <text:p text:style-name="P27"/>
      <text:p text:style-name="P27"><text:span text:style-name="T5">tar -xvf </text:span><text:a xlink:type="simple" xlink:href="https://archive.apache.org/dist/db/derby/db-derby-10.13.1.1/db-derby-10.13.1.1-lib.tar.gz" text:style-name="Internet_20_link" text:visited-style-name="Visited_20_Internet_20_Link"><text:span text:style-name="T5">db-derby-10.13.1.1-lib.tar.gz</text:span></text:a></text:p>
      <text:p text:style-name="P29"/>
      <text:p text:style-name="P27"><text:span text:style-name="T5">mv <text:s/></text:span><text:a xlink:type="simple" xlink:href="https://archive.apache.org/dist/db/derby/db-derby-10.13.1.1/db-derby-10.13.1.1-lib.tar.gz" text:style-name="Internet_20_link" text:visited-style-name="Visited_20_Internet_20_Link"><text:span text:style-name="T5">db-derby-10.13.1.1-lib</text:span></text:a><text:span text:style-name="T5"> /opt/hadoop/derby</text:span></text:p>
      <text:p text:style-name="P13"/>
      <text:p text:style-name="P30">add this line in .bashrc</text:p>
      <text:p text:style-name="P30"/>
      <text:p text:style-name="P30"/>
      <text:p text:style-name="P30">export DERBY_HOME=/opt/hadoop/derby</text:p>
      <text:p text:style-name="P30">export PATH=$PATH:$DERBY_HOME/bin</text:p>
      <text:p text:style-name="P30">export CLASSPATH=$CLASSPATH:$DERBY_HOME/lib/derby.jar:$DERBY_HOME/lib/derbytools.jar</text:p>
      <text:p text:style-name="P14"/>
      <text:p text:style-name="P30">save and run source .bashrc</text:p>
      <text:p text:style-name="P19">mkdir /opt/hadoop/derby/data</text:p>
      <text:p text:style-name="P23"/>
      <text:p text:style-name="P19"/>
      <text:p text:style-name="P4">Configuring Hive Metastore</text:p>
      <text:p text:style-name="P35">Configuring Metastore means specifying to Hive where the database is stored. We want to do this by editing the hive-site.xml file, which is in the $HIVE_HOME/conf directory.</text:p>
      <text:p text:style-name="P19"/>
      <text:p text:style-name="P19">cd $HIVE_HOME/conf</text:p>
      <text:p text:style-name="P23">create a <text:span text:style-name="T10">new</text:span> file called hive-site.xml</text:p>
      <text:p text:style-name="P19"/>
      <text:p text:style-name="P24"><text:span text:style-name="T8">nano</text:span><text:span text:style-name="T5"> </text:span><text:span text:style-name="T6">hive-site.xml</text:span></text:p>
      <text:p text:style-name="P41"/>
      <text:p text:style-name="P25"><text:span text:style-name="T6">=</text:span><text:span text:style-name="T5">========add this below content into hive-site.xml==========</text:span></text:p>
      <text:p text:style-name="P41"/>
      <text:p text:style-name="P41">&lt;?xml version="1.0" encoding="UTF-8" standalone="no"?&gt;</text:p>
      <text:p text:style-name="Preformatted_20_Text">&lt;?xml-stylesheet type="text/xsl" href="configuration.xsl"?&gt;&lt;!--</text:p>
      <text:p text:style-name="Preformatted_20_Text">Licensed to the Apache Software Foundation (ASF) under one or more</text:p>
      <text:p text:style-name="Preformatted_20_Text">contributor license agreements. See the NOTICE file distributed with</text:p>
      <text:p text:style-name="Preformatted_20_Text">this work for additional information regarding copyright ownership.</text:p>
      <text:p text:style-name="Preformatted_20_Text">The ASF licenses this file to You under the Apache License, Version 2.0</text:p>
      <text:p text:style-name="Preformatted_20_Text">(the "License"); you may not use this file except in compliance with</text:p>
      <text:p text:style-name="Preformatted_20_Text">the License. You may obtain a copy of the License at</text:p>
      <text:p text:style-name="Preformatted_20_Text"/>
      <text:p text:style-name="Preformatted_20_Text">http://www.apache.org/licenses/LICENSE-2.0</text:p>
      <text:p text:style-name="Preformatted_20_Text"/>
      <text:p text:style-name="Preformatted_20_Text">Unless required by applicable law or agreed to in writing, software</text:p>
      <text:p text:style-name="Preformatted_20_Text">distributed under the License is distributed on an "AS IS" BASIS,</text:p>
      <text:p text:style-name="Preformatted_20_Text">WITHOUT WARRANTIES OR CONDITIONS OF ANY KIND, either express or implied.</text:p>
      <text:p text:style-name="Preformatted_20_Text">See the License for the specific language governing permissions and</text:p>
      <text:p text:style-name="Preformatted_20_Text">limitations under the License.</text:p>
      <text:p text:style-name="P38">--&gt;</text:p>
      <text:p text:style-name="P45">&lt;configuration&gt;</text:p>
      <text:p text:style-name="Preformatted_20_Text">&lt;property&gt;</text:p>
      <text:p text:style-name="Preformatted_20_Text">&lt;name&gt;javax.jdo.option.ConnectionURL&lt;/name&gt;</text:p>
      <text:p text:style-name="Preformatted_20_Text">&lt;value&gt;jdbc:derby:;databaseName=/<text:span text:style-name="T9">opt/hadoop/hive/</text:span>metastore_db;create=true&lt;/value&gt;</text:p>
      <text:p text:style-name="Preformatted_20_Text">&lt;description&gt;</text:p>
      <text:p text:style-name="Preformatted_20_Text">JDBC connect string for a JDBC metastore.</text:p>
      <text:p text:style-name="Preformatted_20_Text">To use SSL to encrypt/authenticate the connection, provide database-specific SSL flag in the connection URL.</text:p>
      <text:p text:style-name="Preformatted_20_Text"><text:soft-page-break/>For example, jdbc:postgresql://myhost/db?ssl=true for postgres database.</text:p>
      <text:p text:style-name="Preformatted_20_Text">&lt;/description&gt;</text:p>
      <text:p text:style-name="Preformatted_20_Text">&lt;/property&gt;</text:p>
      <text:p text:style-name="Preformatted_20_Text">&lt;property&gt;</text:p>
      <text:p text:style-name="Preformatted_20_Text">&lt;name&gt;hive.metastore.warehouse.dir&lt;/name&gt;</text:p>
      <text:p text:style-name="Preformatted_20_Text">&lt;value&gt;/user/hive/warehouse&lt;/value&gt;</text:p>
      <text:p text:style-name="Preformatted_20_Text">&lt;description&gt;location of default database for the warehouse&lt;/description&gt;</text:p>
      <text:p text:style-name="Preformatted_20_Text">&lt;/property&gt;</text:p>
      <text:p text:style-name="Preformatted_20_Text">&lt;property&gt;</text:p>
      <text:p text:style-name="Preformatted_20_Text">&lt;name&gt;hive.metastore.uris&lt;/name&gt;</text:p>
      <text:p text:style-name="Preformatted_20_Text">&lt;value/&gt;</text:p>
      <text:p text:style-name="Preformatted_20_Text">&lt;description&gt;Thrift URI for the remote metastore. Used by metastore client to connect to remote metastore.&lt;/description&gt;</text:p>
      <text:p text:style-name="Preformatted_20_Text">&lt;/property&gt;</text:p>
      <text:p text:style-name="Preformatted_20_Text">&lt;property&gt;</text:p>
      <text:p text:style-name="Preformatted_20_Text">&lt;name&gt;javax.jdo.option.ConnectionDriverName&lt;/name&gt;</text:p>
      <text:p text:style-name="Preformatted_20_Text">&lt;value&gt;org.apache.derby.jdbc.EmbeddedDriver&lt;/value&gt;</text:p>
      <text:p text:style-name="Preformatted_20_Text">&lt;description&gt;Driver class name for a JDBC metastore&lt;/description&gt;</text:p>
      <text:p text:style-name="Preformatted_20_Text">&lt;/property&gt;</text:p>
      <text:p text:style-name="Preformatted_20_Text">&lt;property&gt;</text:p>
      <text:p text:style-name="Preformatted_20_Text">&lt;name&gt;javax.jdo.PersistenceManagerFactoryClass&lt;/name&gt;</text:p>
      <text:p text:style-name="Preformatted_20_Text">&lt;value&gt;org.datanucleus.api.jdo.JDOPersistenceManagerFactory&lt;/value&gt;</text:p>
      <text:p text:style-name="Preformatted_20_Text">&lt;description&gt;class implementing the jdo persistence&lt;/description&gt;</text:p>
      <text:p text:style-name="Preformatted_20_Text">&lt;/property&gt;</text:p>
      <text:p text:style-name="P40">&lt;/configuration&gt;</text:p>
      <text:p text:style-name="P39"/>
      <text:p text:style-name="P20"/>
      <text:p text:style-name="P20"><text:s/></text:p>
      <text:p text:style-name="P20">Create a file named jpox.properties and add the following lines into it:</text:p>
      <text:p text:style-name="P20"/>
      <text:p text:style-name="P20">vi /opt/hadoop/hive/conf/jpox.properties</text:p>
      <text:p text:style-name="P20"/>
      <text:p text:style-name="P20">javax.jdo.PersistenceManagerFactoryClass =</text:p>
      <text:p text:style-name="Preformatted_20_Text"/>
      <text:p text:style-name="Preformatted_20_Text">org.jpox.PersistenceManagerFactoryImpl</text:p>
      <text:p text:style-name="Preformatted_20_Text">org.jpox.autoCreateSchema = false</text:p>
      <text:p text:style-name="Preformatted_20_Text">org.jpox.validateTables = false</text:p>
      <text:p text:style-name="Preformatted_20_Text">org.jpox.validateColumns = false</text:p>
      <text:p text:style-name="Preformatted_20_Text">org.jpox.validateConstraints = false</text:p>
      <text:p text:style-name="Preformatted_20_Text">org.jpox.storeManagerType = rdbms</text:p>
      <text:p text:style-name="Preformatted_20_Text">org.jpox.autoCreateSchema = true</text:p>
      <text:p text:style-name="Preformatted_20_Text">org.jpox.autoStartMechanismMode = checked</text:p>
      <text:p text:style-name="Preformatted_20_Text">org.jpox.transactionIsolation = read_committed</text:p>
      <text:p text:style-name="Preformatted_20_Text">javax.jdo.option.DetachAllOnCommit = true</text:p>
      <text:p text:style-name="Preformatted_20_Text">javax.jdo.option.NontransactionalRead = true</text:p>
      <text:p text:style-name="Preformatted_20_Text">javax.jdo.option.ConnectionDriverName = org.apache.derby.jdbc.ClientDriver</text:p>
      <text:p text:style-name="Preformatted_20_Text">javax.jdo.option.ConnectionURL = jdbc:derby://hadoop1:1527/metastore_db;create = true</text:p>
      <text:p text:style-name="Preformatted_20_Text">javax.jdo.option.ConnectionUserName = APP</text:p>
      <text:p text:style-name="P40">javax.jdo.option.ConnectionPassword = mine</text:p>
      <text:p text:style-name="P20"/>
      <text:p text:style-name="P18"><text:span text:style-name="T5">chown -R </text:span><text:span text:style-name="T7">hadoop</text:span><text:span text:style-name="T5">:hadoop /</text:span><text:span text:style-name="T7">opt/hadoop/hive</text:span></text:p>
      <text:p text:style-name="P21"/>
      <text:p text:style-name="P16"/>
      <text:p text:style-name="P5">Metastore schema initialization</text:p>
      <text:p text:style-name="P35">Starting from Hive 2.1, we need to run the schematool command below as an initialization step. In our case, we use derby as db type:</text:p>
      <text:p text:style-name="P36"><text:soft-page-break/></text:p>
      <text:p text:style-name="P37">cd /opt/hadoop/bin</text:p>
      <text:p text:style-name="P43">schematool -dbType derby -initSchema</text:p>
      <text:p text:style-name="P43"/>
      <text:p text:style-name="P44">If it is starting means,just remove the metastore_db in hive home and restart it again.</text:p>
      <text:p text:style-name="P37"/>
      <text:p text:style-name="P6">Verifying Hive Installation by running Hive CLI</text:p>
      <text:p text:style-name="P35">To use the Hive command line interface (CLI) from the shell, issue bin/hive command to verify Hive </text:p>
      <text:p text:style-name="P19">echo $HIVE_HOME</text:p>
      <text:p text:style-name="P30"/>
      <text:p text:style-name="P31"/>
      <text:p text:style-name="P30"/>
      <text:p text:style-name="P22">$HIVE_HOME/bin/hive</text:p>
      <text:p text:style-name="P32"/>
      <text:p text:style-name="P32">you will be get into hive ....</text:p>
      <text:p text:style-name="P32"/>
      <text:p text:style-name="P32">&gt;show tables;</text:p>
      <text:p text:style-name="P32"/>
      <text:p text:style-name="P33">&gt;create table sample(id int,name string);</text:p>
      <text:p text:style-name="P33"/>
      <text:p text:style-name="P33">&gt;show tables;</text:p>
      <text:p text:style-name="P33"/>
      <text:p text:style-name="P15"/>
      <text:p text:style-name="P34">ssssssssssssssssssssssssssssssssssssssssssssssssssssssssssssssssssssssssssssssss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17:33.658930501</meta:creation-date>
    <meta:editing-duration>PT14M10S</meta:editing-duration>
    <meta:editing-cycles>8</meta:editing-cycles>
    <meta:generator>LibreOffice/6.2.1.2$Windows_X86_64 LibreOffice_project/7bcb35dc3024a62dea0caee87020152d1ee96e71</meta:generator>
    <dc:date>2019-06-04T17:49:59.347000000</dc:date>
    <meta:document-statistic meta:table-count="0" meta:image-count="0" meta:object-count="0" meta:page-count="4" meta:paragraph-count="125" meta:word-count="561" meta:character-count="5406" meta:non-whitespace-character-count="4962"/>
  </office:meta>
</office:document-meta>
</file>